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officeooo:rsid="0007f994" officeooo:paragraph-rsid="0007f994"/>
    </style:style>
    <style:style style:name="P2" style:family="paragraph" style:parent-style-name="Standard">
      <style:text-properties officeooo:rsid="0007f994" officeooo:paragraph-rsid="00085684"/>
    </style:style>
    <style:style style:name="P3" style:family="paragraph" style:parent-style-name="Standard">
      <style:text-properties fo:font-size="16pt" fo:font-weight="bold" officeooo:rsid="0007f994" officeooo:paragraph-rsid="0007f994" style:font-size-asian="16pt" style:font-weight-asian="bold" style:font-size-complex="16pt" style:font-weight-complex="bold"/>
    </style:style>
    <style:style style:name="P4" style:family="paragraph" style:parent-style-name="Standard">
      <style:text-properties fo:font-size="16pt" fo:font-weight="bold" officeooo:rsid="00090ede" officeooo:paragraph-rsid="00090ede" style:font-size-asian="16pt" style:font-weight-asian="bold" style:font-size-complex="16pt" style:font-weight-complex="bold"/>
    </style:style>
    <style:style style:name="P5" style:family="paragraph" style:parent-style-name="Standard">
      <style:text-properties officeooo:rsid="00085684" officeooo:paragraph-rsid="00085684"/>
    </style:style>
    <style:style style:name="P6" style:family="paragraph" style:parent-style-name="Standard">
      <style:text-properties officeooo:rsid="00090ede" officeooo:paragraph-rsid="00090ede"/>
    </style:style>
    <style:style style:name="P7" style:family="paragraph" style:parent-style-name="Standard">
      <style:text-properties officeooo:rsid="00091903" officeooo:paragraph-rsid="00091903"/>
    </style:style>
    <style:style style:name="P8" style:family="paragraph" style:parent-style-name="Standard">
      <style:text-properties officeooo:rsid="000d8dea" officeooo:paragraph-rsid="000d8dea"/>
    </style:style>
    <style:style style:name="P9" style:family="paragraph" style:parent-style-name="Standard">
      <style:text-properties officeooo:rsid="000f4328" officeooo:paragraph-rsid="000f4328"/>
    </style:style>
    <style:style style:name="P10" style:family="paragraph" style:parent-style-name="Standard">
      <style:text-properties officeooo:rsid="0010db67" officeooo:paragraph-rsid="0010db67"/>
    </style:style>
    <style:style style:name="P11" style:family="paragraph" style:parent-style-name="Standard">
      <style:text-properties officeooo:rsid="0011fd31" officeooo:paragraph-rsid="0011fd31"/>
    </style:style>
    <style:style style:name="P12" style:family="paragraph" style:parent-style-name="Standard">
      <style:text-properties fo:font-style="normal" officeooo:rsid="00090ede" officeooo:paragraph-rsid="00090ede" style:font-style-asian="normal" style:font-style-complex="normal"/>
    </style:style>
    <style:style style:name="P13" style:family="paragraph" style:parent-style-name="Standard">
      <style:text-properties fo:font-style="normal" officeooo:rsid="00085684" officeooo:paragraph-rsid="00085684" style:font-style-asian="normal" style:font-style-complex="normal"/>
    </style:style>
    <style:style style:name="P14" style:family="paragraph" style:parent-style-name="Standard">
      <style:text-properties fo:font-style="normal" officeooo:rsid="0011fd31" officeooo:paragraph-rsid="00085684" style:font-style-asian="normal" style:font-style-complex="normal"/>
    </style:style>
    <style:style style:name="P15" style:family="paragraph" style:parent-style-name="Standard">
      <style:text-properties fo:font-style="normal" officeooo:rsid="000f4328" officeooo:paragraph-rsid="00085684" style:font-style-asian="normal" style:font-style-complex="normal"/>
    </style:style>
    <style:style style:name="P16" style:family="paragraph" style:parent-style-name="Standard" style:list-style-name="L2">
      <style:text-properties fo:font-style="normal" officeooo:rsid="000f4328" officeooo:paragraph-rsid="000f4328" style:font-style-asian="normal" style:font-style-complex="normal"/>
    </style:style>
    <style:style style:name="P17" style:family="paragraph" style:parent-style-name="Standard">
      <style:text-properties fo:font-style="normal" officeooo:rsid="00091903" officeooo:paragraph-rsid="00085684" style:font-style-asian="normal" style:font-style-complex="normal"/>
    </style:style>
    <style:style style:name="P18" style:family="paragraph" style:parent-style-name="Standard">
      <style:text-properties fo:font-style="normal" officeooo:rsid="00091903" officeooo:paragraph-rsid="00091903" style:font-style-asian="normal" style:font-style-complex="normal"/>
    </style:style>
    <style:style style:name="P19" style:family="paragraph" style:parent-style-name="Standard">
      <style:text-properties fo:font-style="normal" officeooo:rsid="000c52ea" officeooo:paragraph-rsid="000c52ea" style:font-style-asian="normal" style:font-style-complex="normal"/>
    </style:style>
    <style:style style:name="P20" style:family="paragraph" style:parent-style-name="Standard" style:list-style-name="L2">
      <style:text-properties fo:font-style="normal" officeooo:rsid="000c52ea" officeooo:paragraph-rsid="000c52ea" style:font-style-asian="normal" style:font-style-complex="normal"/>
    </style:style>
    <style:style style:name="P21" style:family="paragraph" style:parent-style-name="Standard" style:list-style-name="L2">
      <style:text-properties fo:font-style="normal" officeooo:rsid="000d8dea" officeooo:paragraph-rsid="000d8dea" style:font-style-asian="normal" style:font-style-complex="normal"/>
    </style:style>
    <style:style style:name="P22" style:family="paragraph" style:parent-style-name="Standard" style:list-style-name="L2">
      <style:text-properties fo:font-style="normal" officeooo:rsid="0010db67" officeooo:paragraph-rsid="0010db67" style:font-style-asian="normal" style:font-style-complex="normal"/>
    </style:style>
    <style:style style:name="P23" style:family="paragraph" style:parent-style-name="Standard" style:list-style-name="L1">
      <style:text-properties officeooo:rsid="0007f994" officeooo:paragraph-rsid="0007f994"/>
    </style:style>
    <style:style style:name="P24" style:family="paragraph" style:parent-style-name="Standard" style:list-style-name="L1">
      <style:text-properties officeooo:rsid="0010db67" officeooo:paragraph-rsid="0010db67"/>
    </style:style>
    <style:style style:name="P25" style:family="paragraph" style:parent-style-name="Standard" style:list-style-name="L2">
      <style:text-properties officeooo:rsid="0010db67" officeooo:paragraph-rsid="0010db67"/>
    </style:style>
    <style:style style:name="P26" style:family="paragraph" style:parent-style-name="Standard">
      <style:text-properties fo:font-size="16pt" fo:font-style="normal" fo:font-weight="bold" officeooo:rsid="000c52ea" officeooo:paragraph-rsid="000c52ea" style:font-size-asian="16pt" style:font-style-asian="normal" style:font-weight-asian="bold" style:font-size-complex="16pt" style:font-style-complex="normal" style:font-weight-complex="bold"/>
    </style:style>
    <style:style style:name="P27" style:family="paragraph" style:parent-style-name="Standard" style:list-style-name="L2">
      <style:text-properties officeooo:paragraph-rsid="000d8dea"/>
    </style:style>
    <style:style style:name="P28" style:family="paragraph" style:parent-style-name="Standard" style:list-style-name="L2">
      <style:text-properties officeooo:rsid="000c52ea" officeooo:paragraph-rsid="000c52ea"/>
    </style:style>
    <style:style style:name="P29" style:family="paragraph" style:parent-style-name="Standard" style:list-style-name="L2">
      <style:text-properties officeooo:rsid="000d8dea" officeooo:paragraph-rsid="000d8dea"/>
    </style:style>
    <style:style style:name="P30" style:family="paragraph" style:parent-style-name="Standard" style:list-style-name="L2">
      <style:text-properties officeooo:rsid="000f4328" officeooo:paragraph-rsid="000f4328"/>
    </style:style>
    <style:style style:name="T1" style:family="text">
      <style:text-properties officeooo:rsid="0008568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91903" style:font-style-asian="normal" style:font-style-complex="normal"/>
    </style:style>
    <style:style style:name="T5" style:family="text">
      <style:text-properties fo:font-style="normal" officeooo:rsid="000d8dea" style:font-style-asian="normal" style:font-style-complex="normal"/>
    </style:style>
    <style:style style:name="T6" style:family="text">
      <style:text-properties fo:font-style="normal" officeooo:rsid="000f4328" style:font-style-asian="normal" style:font-style-complex="normal"/>
    </style:style>
    <style:style style:name="T7" style:family="text">
      <style:text-properties fo:font-style="normal" officeooo:rsid="0010db67" style:font-style-asian="normal" style:font-style-complex="normal"/>
    </style:style>
    <style:style style:name="T8" style:family="text">
      <style:text-properties fo:font-style="normal" officeooo:rsid="0011fd31" style:font-style-asian="normal" style:font-style-complex="normal"/>
    </style:style>
    <style:style style:name="T9" style:family="text">
      <style:text-properties fo:font-style="normal" officeooo:rsid="001307c1" style:font-style-asian="normal" style:font-style-complex="normal"/>
    </style:style>
    <style:style style:name="T10" style:family="text">
      <style:text-properties fo:font-style="normal" officeooo:rsid="0016823d" style:font-style-asian="normal" style:font-style-complex="normal"/>
    </style:style>
    <style:style style:name="T11" style:family="text">
      <style:text-properties fo:font-style="normal" fo:font-weight="bold" officeooo:rsid="000f4328" style:font-style-asian="normal" style:font-weight-asian="bold" style:font-style-complex="normal" style:font-weight-complex="bold"/>
    </style:style>
    <style:style style:name="T12" style:family="text">
      <style:text-properties officeooo:rsid="00090ede"/>
    </style:style>
    <style:style style:name="T13" style:family="text">
      <style:text-properties officeooo:rsid="0010db67"/>
    </style:style>
    <style:style style:name="T14" style:family="text">
      <style:text-properties officeooo:rsid="001307c1"/>
    </style:style>
    <style:style style:name="T15" style:family="text">
      <style:text-properties officeooo:rsid="0016823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2.101cm" fo:text-indent="-0.831cm" fo:margin-left="2.10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ummary</text:p>
      <text:p text:style-name="P2">This <text:span text:style-name="T12">Python </text:span><text:span text:style-name="T1">program</text:span> is intended to simulate a spatial population of neurons or other similar firing units in parallel on an NVidia GPU using the CUDA interface. <text:s/><text:span text:style-name="T1">The output is a .</text:span><text:span text:style-name="T14">csv file</text:span><text:span text:style-name="T1"> saying which neurons fire when, which can in turn be fed into a small visualising program.</text:span></text:p>
      <text:p text:style-name="P2"><text:tab/><text:span text:style-name="T12">The core program is dependent on a CUDA-capable Numba install and Numpy, as well as having an NVidia GPU. <text:s/>The visualiser is additionally dependent on matplotlib.</text:span></text:p>
      <text:p text:style-name="P2"/>
      <text:p text:style-name="P6">The program is highly customisable, with all functions relating to initial conditions or the module being swappable as specified in a text file. <text:s/><text:span text:style-name="T3">While this is convenient, I suspect it would likely count as a security vulnerability in any serious piece of programming intended for widespread use.</text:span></text:p>
      <text:p text:style-name="P12"/>
      <text:p text:style-name="P12">As suggested above, the program has no GUI, with model parameters specified in parameters.txt and various groupings of model-related functions specified as profiles in import-profiles.txt. <text:s/>The choice of which profile to use is also specified in parameters.txt.</text:p>
      <text:p text:style-name="P12"/>
      <text:p text:style-name="P10"><text:span text:style-name="T3">In principle the simulator can handle arbitrary spatial dimensions </text:span><text:span text:style-name="T8">and geometries </text:span><text:span text:style-name="T3">as long as you can supply </text:span><text:span text:style-name="T8">a way to calculate distances between points, though parameter-wise the system only expects you to go up to 3D.</text:span><text:span text:style-name="T3"> </text:span><text:span text:style-name="T8">Currently there are functions for 1D, 2D, 3D Euclidean planes, and 1D rings. <text:s/>However, the visualiser is only set up to handle 1D inputs currently.</text:span></text:p>
      <text:p text:style-name="P12"/>
      <text:p text:style-name="P12"/>
      <text:p text:style-name="P4">Application</text:p>
      <text:p text:style-name="P2"><text:s/>In principle, it can be applied to any system of cells where:</text:p>
      <text:list xml:id="list2887794169" text:style-name="L1">
        <text:list-item>
          <text:p text:style-name="P23">Cells release signals to other cells at specific times based on the transmitting cell’s internal state <text:span text:style-name="T1">(hereafter referred to as firing or spiking)</text:span>,</text:p>
        </text:list-item>
        <text:list-item>
          <text:p text:style-name="P24">The connectivity rules between neurons is solely a function of the distance between neurons,</text:p>
        </text:list-item>
        <text:list-item>
          <text:p text:style-name="P23">The internal state of the cell can be modelled as a self-contained ODE between the arrival/transmission of signals.</text:p>
        </text:list-item>
      </text:list>
      <text:p text:style-name="P1">While optional, there <text:span text:style-name="T13">was</text:span> a<text:span text:style-name="T13">n additional</text:span> criterion <text:span text:style-name="T1">held in mind while the program was designed:</text:span></text:p>
      <text:list xml:id="list5954571215358" text:continue-numbering="true" text:style-name="L1">
        <text:list-item>
          <text:p text:style-name="P23">The ODE can be solved to give an equation for the internal state as a function of time.</text:p>
        </text:list-item>
      </text:list>
      <text:p text:style-name="P5">The core idea of the parallelisation is that each neuron has the time of its firing event (on the assumption that no other neuron fires before it does) calculated in parallel, then the times are compared to find out which neuron <text:span text:style-name="T2">actually</text:span><text:span text:style-name="T3"> fires before all others.</text:span></text:p>
      <text:p text:style-name="P13"/>
      <text:p text:style-name="P13">If the ODE can be solved to find the underlying function (and your firing event occurs when said function crosses a specific threshold), then you can find the firing times by using root-finding algorithms (or inverting the function analytically if that’s possible) rather than time-stepping the ODE, which is significantly faster.</text:p>
      <text:p text:style-name="P14"/>
      <text:p text:style-name="P11"><text:span text:style-name="T8">T</text:span><text:span text:style-name="T3">he restriction that connectivity type and magnitude is purely a function of distance should be relatively straightforward to change if you’re willing to rewrite a few things. <text:s/>Take a look!</text:span></text:p>
      <text:p text:style-name="P13"/>
      <text:p text:style-name="P5"><text:span text:style-name="T11">Limitations/Firing times: </text:span><text:span text:style-name="T3">With this being the focus, it means the program is only set up to record firing times. <text:s/></text:span><text:span text:style-name="T4">The program does not currently save a record the initial conditions, but doing so would be a simple modification. <text:s/>Knowing the initial conditions and all firing times is enough to reconstruct the complete state of the system at any point in the time interval covered by the simulation. <text:s/></text:span><text:span text:style-name="T6">Such a program should be relatively straightforward.</text:span></text:p>
      <text:p text:style-name="P15"/>
      <text:p text:style-name="P9"><text:span text:style-name="T7">A</text:span><text:span text:style-name="T3">nother consequence of the event-centric model is that the program only supports easy intervention </text:span><text:span text:style-name="T7">when a firing event occurs. <text:s/>For example, if you want to apply an external signal to the neurons for exactly 1 second at the start of the simulation, that would require serious modification of the code. <text:s/></text:span><text:soft-page-break/><text:span text:style-name="T7">However, if you’re willing to stop the input at the time of the first firing event after 1 second, then that simply requires modifying the values in an array at the bottom of the main loop execution.</text:span></text:p>
      <text:p text:style-name="P17"/>
      <text:p text:style-name="P8"><text:span text:style-name="T11">Customisation: </text:span><text:span text:style-name="T4">W</text:span><text:span text:style-name="T3">hile an effort has been made to make the program customisable simply by writing new modules and designating them and their parameters in text files, some adaptations will require modifying existing code. <text:s/>For example, if you want to use a different model with more variables per neuron, you would need to manually add and manage new arrays.</text:span></text:p>
      <text:p text:style-name="P17"/>
      <text:p text:style-name="P7"><text:span text:style-name="T11">Halting: </text:span><text:span text:style-name="T3">The simulation </text:span><text:span text:style-name="T6">stop</text:span><text:span text:style-name="T3">s when it reaches a target number of firing events recorded. <text:s/>This is preferred over targeting a specific time because, unlike a time-stepping method, finding the next firing time directly means the program’s execution time is strongly dependent on the number of firing events but not on the length of time modelled. <text:s/>If the program only stopped after hitting a certain model time but the model contains a blow-up in the number of firing events, who knows how long it will take to finish execution?</text:span></text:p>
      <text:p text:style-name="P18"/>
      <text:p text:style-name="P18"/>
      <text:p text:style-name="P26">Process</text:p>
      <text:p text:style-name="P19">First, a note on terminology: in CUDA terminology, the GPU is referred to as the “device” while the rest of the computer that normally runs programs is referred to as the host.</text:p>
      <text:p text:style-name="P19"/>
      <text:p text:style-name="P19">The overall program executes as follows:</text:p>
      <text:list xml:id="list2052790370" text:style-name="L2">
        <text:list-item>
          <text:p text:style-name="P20">Read in parameters.txt and import-profiles.txt.</text:p>
        </text:list-item>
        <text:list-item>
          <text:p text:style-name="P20">Generate some derived parameters based on the read values.</text:p>
        </text:list-item>
        <text:list-item>
          <text:p text:style-name="P20">Import modules selected from import-profiles.txt.</text:p>
        </text:list-item>
        <text:list-item>
          <text:p text:style-name="P20">Generate arrays for holding per-neuron variables and constants.</text:p>
        </text:list-item>
        <text:list-item>
          <text:p text:style-name="P28"><text:span text:style-name="T3">(Optional) </text:span><text:span text:style-name="T5">Initialise the coordinate and model variable arrays using data read in from file.</text:span></text:p>
        </text:list-item>
        <text:list-item>
          <text:p text:style-name="P20">Copy the arrays to the device.</text:p>
        </text:list-item>
        <text:list-item>
          <text:p text:style-name="P21">(Optional) Initialise the coordinate and model variable arrays using values calculated on-device.</text:p>
        </text:list-item>
        <text:list-item>
          <text:p text:style-name="P21">Enter the main loop. <text:s/>Until the required number of firing events are found:</text:p>
          <text:list>
            <text:list-item>
              <text:p text:style-name="P27"><text:span text:style-name="T5">(Device-side) Calculate which neurons are able to reach the firing threshold, flag those capable of firing, calculate upper and lower bounds for their firing times, </text:span><text:span text:style-name="T10">and choose a starting value for a non-interval numerical root-finding scheme</text:span><text:span text:style-name="T5">.</text:span></text:p>
            </text:list-item>
            <text:list-item>
              <text:p text:style-name="P21">(Hybrid) Find the smallest upper bound on firing time.</text:p>
            </text:list-item>
            <text:list-item>
              <text:p text:style-name="P21">(Device-side) De-flag any neurons whose lower bound is higher than the smallest upper bound by a specified leniency margin.</text:p>
            </text:list-item>
            <text:list-item>
              <text:p text:style-name="P29"><text:span text:style-name="T6">(Device-side) </text:span><text:span text:style-name="T3">Use root-finding or analytic calculations to </text:span><text:span text:style-name="T6">calculate accurate firing times for each neuron.</text:span></text:p>
            </text:list-item>
            <text:list-item>
              <text:p text:style-name="P16">(Hybrid) Find the smallest firing time.</text:p>
            </text:list-item>
            <text:list-item>
              <text:p text:style-name="P16">(Device-side) De-flag any neurons whose firing time is higher than the smallest firing time by the same leniency margin as in iii. </text:p>
              <text:list>
                <text:list-item>
                  <text:p text:style-name="P16">This enables symmetric patterns to form without nigh-simultaneous events interfering with each other in causally improbable manners.</text:p>
                </text:list-item>
              </text:list>
            </text:list-item>
            <text:list-item>
              <text:p text:style-name="P30"><text:span text:style-name="T7">(Transfer) </text:span><text:span text:style-name="T3">Copy the array of firing flags on to the host.</text:span></text:p>
            </text:list-item>
            <text:list-item>
              <text:p text:style-name="P16">(Host-side) Record any neuron with a raised firing flag as having fired at the fastest calculated firing time.</text:p>
            </text:list-item>
            <text:list-item>
              <text:p text:style-name="P22">(Host-side) Increment the current simulation time by the fastest firing time.</text:p>
            </text:list-item>
            <text:list-item>
              <text:p text:style-name="P22">(Device-side) Set any fired neurons to their reset values, and update unfired neurons to the new simulation time. <text:s/>Reset arrays used for firing flags and bounds.</text:p>
            </text:list-item>
            <text:list-item>
              <text:p text:style-name="P22">(Optional) (Device-side) Update each neuron’s external input strength.</text:p>
            </text:list-item>
            <text:list-item>
              <text:p text:style-name="P22">(Host-side) If it was found no neuron was able to fire, break out of the loop and report this result.</text:p>
            </text:list-item>
          </text:list>
        </text:list-item>
        <text:list-item>
          <text:p text:style-name="P22"><text:soft-page-break/>Save the results to file.</text:p>
        </text:list-item>
        <text:list-item>
          <text:p text:style-name="P25"><text:span text:style-name="T3">(Optional) (Requires matplotlib) Draw a plot of the </text:span><text:span text:style-name="T9">firing events’ positions against tim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8:59:16.341000000</meta:creation-date>
    <dc:date>2022-08-12T00:59:53.253000000</dc:date>
    <meta:editing-duration>PT3H50M55S</meta:editing-duration>
    <meta:editing-cycles>3</meta:editing-cycles>
    <meta:generator>LibreOffice/7.2.7.2$Windows_X86_64 LibreOffice_project/8d71d29d553c0f7dcbfa38fbfda25ee34cce99a2</meta:generator>
    <meta:document-statistic meta:table-count="0" meta:image-count="0" meta:object-count="0" meta:page-count="3" meta:paragraph-count="46" meta:word-count="1129" meta:character-count="6919" meta:non-whitespace-character-count="5844"/>
  </office:meta>
</office:document-meta>
</file>